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9">
            <text:p>Organisation name</text:p>
          </table:table-cell>
          <table:table-cell office:value-type="string" table:number-columns-spanned="1" table:number-rows-spanned="3" table:content-validation-name="val2" table:style-name="ce19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9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9">
            <text:p>Admin officers/admin assistants</text:p>
          </table:table-cell>
          <table:covered-table-cell/>
          <table:table-cell office:value-type="string" table:number-columns-spanned="2" table:number-rows-spanned="1" table:style-name="ce19">
            <text:p>Executive Officers</text:p>
          </table:table-cell>
          <table:covered-table-cell/>
          <table:table-cell office:value-type="string" table:number-columns-spanned="2" table:number-rows-spanned="1" table:style-name="ce1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9">
            <text:p>Grade 6/7</text:p>
          </table:table-cell>
          <table:covered-table-cell/>
          <table:table-cell office:value-type="string" table:number-columns-spanned="2" table:number-rows-spanned="1" table:style-name="ce19">
            <text:p>Senior Civil Service</text:p>
          </table:table-cell>
          <table:covered-table-cell/>
          <table:table-cell office:value-type="string" table:number-columns-spanned="2" table:number-rows-spanned="1" table:style-name="ce1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0">
            <text:p>Interim managers</text:p>
          </table:table-cell>
          <table:covered-table-cell/>
          <table:table-cell office:value-type="string" table:number-columns-spanned="2" table:number-rows-spanned="1" table:style-name="ce20">
            <text:p>Specialist Contractors</text:p>
          </table:table-cell>
          <table:covered-table-cell/>
          <table:table-cell office:value-type="string" table:number-columns-spanned="2" table:number-rows-spanned="1" table:style-name="ce20">
            <text:p>Consultants/consultancy</text:p>
          </table:table-cell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9">
            <text:p>Salary</text:p>
          </table:table-cell>
          <table:table-cell office:value-type="string" table:number-columns-spanned="1" table:number-rows-spanned="2" table:style-name="ce19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9">
            <text:p>Overtime</text:p>
          </table:table-cell>
          <table:table-cell office:value-type="string" table:number-columns-spanned="1" table:number-rows-spanned="2" table:style-name="ce19">
            <text:p>Employer pension contributions</text:p>
          </table:table-cell>
          <table:table-cell office:value-type="string" table:number-columns-spanned="1" table:number-rows-spanned="2" table:style-name="ce19">
            <text:p>Employer national insurance contributions</text:p>
          </table:table-cell>
          <table:table-cell office:value-type="string" table:number-columns-spanned="1" table:number-rows-spanned="2" table:style-name="ce19">
            <text:p>Total paybill for payroll staff</text:p>
          </table:table-cell>
          <table:table-cell office:value-type="string" table:number-columns-spanned="1" table:number-rows-spanned="2" table:style-name="ce1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9">
            <text:p>Total cost of consultants/</text:p>
            <text:p>consultancy</text:p>
          </table:table-cell>
          <table:table-cell office:value-type="string" table:number-columns-spanned="1" table:number-rows-spanned="2" table:style-name="ce1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2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8301" table:style-name="ce27">
            <text:p>8301</text:p>
          </table:table-cell>
          <table:table-cell office:value-type="float" office:value="7364.98" table:style-name="ce45">
            <text:p>7364.98</text:p>
          </table:table-cell>
          <table:table-cell office:value-type="float" office:value="14331" table:style-name="ce44">
            <text:p>14331</text:p>
          </table:table-cell>
          <table:table-cell office:value-type="float" office:value="13156.33" table:style-name="ce51">
            <text:p>13156.33</text:p>
          </table:table-cell>
          <table:table-cell office:value-type="float" office:value="8760" table:style-name="ce50">
            <text:p>8760</text:p>
          </table:table-cell>
          <table:table-cell office:value-type="float" office:value="8473.07" table:style-name="ce129">
            <text:p>8473.07</text:p>
          </table:table-cell>
          <table:table-cell office:value-type="float" office:value="3364" table:style-name="ce128">
            <text:p>3364</text:p>
          </table:table-cell>
          <table:table-cell office:value-type="float" office:value="3287.1" table:style-name="ce135">
            <text:p>3287.10</text:p>
          </table:table-cell>
          <table:table-cell office:value-type="float" office:value="288" table:style-name="ce134">
            <text:p>288</text:p>
          </table:table-cell>
          <table:table-cell office:value-type="float" office:value="282.35000000000002" table:style-name="ce147">
            <text:p>282.35</text:p>
          </table:table-cell>
          <table:table-cell office:value-type="float" office:value="251" table:style-name="ce146">
            <text:p>251</text:p>
          </table:table-cell>
          <table:table-cell office:value-type="float" office:value="247.11" table:style-name="ce99">
            <text:p>247.11</text:p>
          </table:table-cell>
          <table:table-cell office:value-type="float" office:value="35295" table:content-validation-name="val2" table:style-name="ce111">
            <text:p>35,295</text:p>
          </table:table-cell>
          <table:table-cell office:value-type="float" office:value="32810.939999999995" table:content-validation-name="val2" table:style-name="ce110">
            <text:p>32,810.94</text:p>
          </table:table-cell>
          <table:table-cell office:value-type="float" office:value="2805" table:style-name="ce98">
            <text:p>2805</text:p>
          </table:table-cell>
          <table:table-cell office:value-type="float" office:value="2726.14" table:style-name="ce81">
            <text:p>2726.14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75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805" table:style-name="ce114">
            <text:p>2,805</text:p>
          </table:table-cell>
          <table:table-cell office:value-type="float" office:value="2726.14" table:style-name="ce121">
            <text:p>2,726.14</text:p>
          </table:table-cell>
          <table:table-cell office:value-type="float" office:value="38100" table:content-validation-name="val2" table:style-name="ce115">
            <text:p>38,100</text:p>
          </table:table-cell>
          <table:table-cell office:value-type="float" office:value="35537.079999999994" table:content-validation-name="val2" table:style-name="ce116">
            <text:p>35,537.08</text:p>
          </table:table-cell>
          <table:table-cell office:value-type="currency" office:value="104829776.93999998" table:content-validation-name="val1" table:style-name="ce12">
            <text:p>£104,829,776.94</text:p>
          </table:table-cell>
          <table:table-cell office:value-type="currency" office:value="12691119.070000011" table:content-validation-name="val1" table:style-name="ce12">
            <text:p>£12,691,119.07</text:p>
          </table:table-cell>
          <table:table-cell office:value-type="currency" office:value="3751653.0100000002" table:content-validation-name="val1" table:style-name="ce12">
            <text:p>£3,751,653.01</text:p>
          </table:table-cell>
          <table:table-cell office:value-type="currency" office:value="1747997.67" table:content-validation-name="val1" table:style-name="ce12">
            <text:p>£1,747,997.67</text:p>
          </table:table-cell>
          <table:table-cell office:value-type="currency" office:value="25924798.609999999" table:content-validation-name="val1" table:style-name="ce12">
            <text:p>£25,924,798.61</text:p>
          </table:table-cell>
          <table:table-cell office:value-type="currency" office:value="10376290.239999998" table:content-validation-name="val1" table:style-name="ce12">
            <text:p>£10,376,290.24</text:p>
          </table:table-cell>
          <table:table-cell office:value-type="currency" office:value="159321635.54000002" table:style-name="ce13">
            <text:p>£159,321,635.54</text:p>
          </table:table-cell>
          <table:table-cell office:value-type="currency" office:value="10879102.16" table:content-validation-name="val1" table:style-name="ce14">
            <text:p>£10,879,102.16</text:p>
          </table:table-cell>
          <table:table-cell office:value-type="currency" office:value="8506508.4900000002" table:content-validation-name="val1" table:style-name="ce14">
            <text:p>£8,506,508.49</text:p>
          </table:table-cell>
          <table:table-cell office:value-type="currency" office:value="19385610.649999999" table:style-name="ce13">
            <text:p>£19,385,610.65</text:p>
          </table:table-cell>
          <table:table-cell office:value-type="currency" office:value="178707246.19000003" table:style-name="ce15">
            <text:p>£178,707,246.1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321" table:style-name="ce28">
            <text:p>321</text:p>
          </table:table-cell>
          <table:table-cell office:value-type="float" office:value="257.58" table:style-name="ce46">
            <text:p>257.58</text:p>
          </table:table-cell>
          <table:table-cell office:value-type="float" office:value="314" table:style-name="ce47">
            <text:p>314</text:p>
          </table:table-cell>
          <table:table-cell office:value-type="float" office:value="274.64" table:style-name="ce52">
            <text:p>274.64</text:p>
          </table:table-cell>
          <table:table-cell office:value-type="float" office:value="360" table:style-name="ce53">
            <text:p>360</text:p>
          </table:table-cell>
          <table:table-cell office:value-type="float" office:value="346.21" table:style-name="ce130">
            <text:p>346.21</text:p>
          </table:table-cell>
          <table:table-cell office:value-type="float" office:value="55" table:style-name="ce131">
            <text:p>55</text:p>
          </table:table-cell>
          <table:table-cell office:value-type="float" office:value="53.53" table:style-name="ce136">
            <text:p>53.53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48">
            <text:p>12.00</text:p>
          </table:table-cell>
          <table:table-cell office:value-type="float" office:value="6" table:style-name="ce149">
            <text:p>6</text:p>
          </table:table-cell>
          <table:table-cell office:value-type="float" office:value="0.49" table:style-name="ce100">
            <text:p>0.49</text:p>
          </table:table-cell>
          <table:table-cell office:value-type="float" office:value="1068" table:content-validation-name="val2" table:style-name="ce111">
            <text:p>1,068</text:p>
          </table:table-cell>
          <table:table-cell office:value-type="float" office:value="944.45" table:content-validation-name="val2" table:style-name="ce110">
            <text:p>944.45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19" table:style-name="ce65">
            <text:p>19</text:p>
          </table:table-cell>
          <table:table-cell office:value-type="float" office:value="19" table:style-name="ce76">
            <text:p>19.0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19" table:style-name="ce114">
            <text:p>19</text:p>
          </table:table-cell>
          <table:table-cell office:value-type="float" office:value="19" table:style-name="ce121">
            <text:p>19.00</text:p>
          </table:table-cell>
          <table:table-cell office:value-type="float" office:value="1087" table:content-validation-name="val2" table:style-name="ce115">
            <text:p>1,087</text:p>
          </table:table-cell>
          <table:table-cell office:value-type="float" office:value="963.45" table:content-validation-name="val2" table:style-name="ce116">
            <text:p>963.45</text:p>
          </table:table-cell>
          <table:table-cell office:value-type="currency" office:value="2596739.02" table:content-validation-name="val1" table:style-name="ce12">
            <text:p>£2,596,739.02</text:p>
          </table:table-cell>
          <table:table-cell office:value-type="currency" office:value="37802.14" table:content-validation-name="val1" table:style-name="ce12">
            <text:p>£37,802.1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86862.96" table:content-validation-name="val1" table:style-name="ce12">
            <text:p>£186,862.96</text:p>
          </table:table-cell>
          <table:table-cell office:value-type="currency" office:value="635752" table:style-name="ce12">
            <text:p>£635,752.00</text:p>
          </table:table-cell>
          <table:table-cell office:value-type="currency" office:value="241560.03" table:content-validation-name="val1" table:style-name="ce12">
            <text:p>£241,560.03</text:p>
          </table:table-cell>
          <table:table-cell office:value-type="currency" office:value="3698716.15" table:style-name="ce13">
            <text:p>£3,698,716.1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-12817" table:content-validation-name="val1" table:style-name="ce14">
            <text:p>-£12,817.00</text:p>
          </table:table-cell>
          <table:table-cell office:value-type="currency" office:value="-12817" table:style-name="ce13">
            <text:p>-£12,817.00</text:p>
          </table:table-cell>
          <table:table-cell office:value-type="currency" office:value="3685899.15" table:style-name="ce15">
            <text:p>£3,685,899.15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172" table:style-name="ce29">
            <text:p>172</text:p>
          </table:table-cell>
          <table:table-cell office:value-type="float" office:value="166.3" table:style-name="ce48">
            <text:p>166.30</text:p>
          </table:table-cell>
          <table:table-cell office:value-type="float" office:value="471" table:style-name="ce49">
            <text:p>471</text:p>
          </table:table-cell>
          <table:table-cell office:value-type="float" office:value="453.2" table:style-name="ce54">
            <text:p>453.20</text:p>
          </table:table-cell>
          <table:table-cell office:value-type="float" office:value="293" table:style-name="ce55">
            <text:p>293</text:p>
          </table:table-cell>
          <table:table-cell office:value-type="float" office:value="286.5" table:style-name="ce132">
            <text:p>286.50</text:p>
          </table:table-cell>
          <table:table-cell office:value-type="float" office:value="43" table:style-name="ce133">
            <text:p>43</text:p>
          </table:table-cell>
          <table:table-cell office:value-type="float" office:value="42.4" table:style-name="ce138">
            <text:p>42.40</text:p>
          </table:table-cell>
          <table:table-cell office:value-type="float" office:value="13" table:style-name="ce139">
            <text:p>13</text:p>
          </table:table-cell>
          <table:table-cell office:value-type="float" office:value="13" table:style-name="ce150">
            <text:p>13.00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06">
            <text:p>1.00</text:p>
          </table:table-cell>
          <table:table-cell office:value-type="float" office:value="993" table:content-validation-name="val2" table:style-name="ce111">
            <text:p>993</text:p>
          </table:table-cell>
          <table:table-cell office:value-type="float" office:value="962.4" table:content-validation-name="val2" table:style-name="ce110">
            <text:p>962.40</text:p>
          </table:table-cell>
          <table:table-cell office:value-type="float" office:value="6" table:style-name="ce102">
            <text:p>6</text:p>
          </table:table-cell>
          <table:table-cell office:value-type="float" office:value="6" table:style-name="ce84">
            <text:p>6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6">
            <text:p>0.00</text:p>
          </table:table-cell>
          <table:table-cell office:value-type="float" office:value="23" table:style-name="ce67">
            <text:p>23</text:p>
          </table:table-cell>
          <table:table-cell office:value-type="float" office:value="19.3" table:style-name="ce78">
            <text:p>19.3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29" table:style-name="ce114">
            <text:p>29</text:p>
          </table:table-cell>
          <table:table-cell office:value-type="float" office:value="25.3" table:style-name="ce121">
            <text:p>25.30</text:p>
          </table:table-cell>
          <table:table-cell office:value-type="float" office:value="1022" table:content-validation-name="val2" table:style-name="ce115">
            <text:p>1,022</text:p>
          </table:table-cell>
          <table:table-cell office:value-type="float" office:value="987.69999999999993" table:content-validation-name="val2" table:style-name="ce116">
            <text:p>987.70</text:p>
          </table:table-cell>
          <table:table-cell office:value-type="currency" office:value="3405331" table:content-validation-name="val1" table:style-name="ce12">
            <text:p>£3,405,331.00</text:p>
          </table:table-cell>
          <table:table-cell office:value-type="currency" office:value="189958" table:content-validation-name="val1" table:style-name="ce12">
            <text:p>£189,958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1373" table:content-validation-name="val1" table:style-name="ce12">
            <text:p>£41,373.00</text:p>
          </table:table-cell>
          <table:table-cell office:value-type="currency" office:value="804324" table:content-validation-name="val1" table:style-name="ce12">
            <text:p>£804,324.00</text:p>
          </table:table-cell>
          <table:table-cell office:value-type="currency" office:value="409034" table:content-validation-name="val1" table:style-name="ce12">
            <text:p>£409,034.00</text:p>
          </table:table-cell>
          <table:table-cell office:value-type="currency" office:value="4850020" table:style-name="ce13">
            <text:p>£4,850,020.00</text:p>
          </table:table-cell>
          <table:table-cell office:value-type="currency" office:value="219959" table:content-validation-name="val1" table:style-name="ce14">
            <text:p>£219,959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219959" table:style-name="ce13">
            <text:p>£219,959.00</text:p>
          </table:table-cell>
          <table:table-cell office:value-type="currency" office:value="5069979" table:style-name="ce15">
            <text:p>£5,069,979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7.6" table:style-name="ce39">
            <text:p>7.60</text:p>
          </table:table-cell>
          <table:table-cell office:value-type="float" office:value="8" table:style-name="ce38">
            <text:p>8</text:p>
          </table:table-cell>
          <table:table-cell office:value-type="float" office:value="7.8" table:style-name="ce57">
            <text:p>7.80</text:p>
          </table:table-cell>
          <table:table-cell office:value-type="float" office:value="35" table:style-name="ce56">
            <text:p>35</text:p>
          </table:table-cell>
          <table:table-cell office:value-type="float" office:value="35" table:style-name="ce123">
            <text:p>35.00</text:p>
          </table:table-cell>
          <table:table-cell office:value-type="float" office:value="4" table:style-name="ce122">
            <text:p>4</text:p>
          </table:table-cell>
          <table:table-cell office:value-type="float" office:value="4" table:style-name="ce141">
            <text:p>4.00</text:p>
          </table:table-cell>
          <table:table-cell office:value-type="float" office:value="1" table:style-name="ce140">
            <text:p>1</text:p>
          </table:table-cell>
          <table:table-cell office:value-type="float" office:value="0.8" table:style-name="ce153">
            <text:p>0.8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56" table:content-validation-name="val2" table:style-name="ce111">
            <text:p>56</text:p>
          </table:table-cell>
          <table:table-cell office:value-type="float" office:value="55.199999999999996" table:content-validation-name="val2" table:style-name="ce110">
            <text:p>55.20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56" table:content-validation-name="val2" table:style-name="ce115">
            <text:p>56</text:p>
          </table:table-cell>
          <table:table-cell office:value-type="float" office:value="55.199999999999996" table:content-validation-name="val2" table:style-name="ce116">
            <text:p>55.20</text:p>
          </table:table-cell>
          <table:table-cell office:value-type="currency" office:value="174888.28" table:content-validation-name="val1" table:style-name="ce12">
            <text:p>£174,888.28</text:p>
          </table:table-cell>
          <table:table-cell office:value-type="currency" office:value="1789.33" table:content-validation-name="val1" table:style-name="ce12">
            <text:p>£1,789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5161.64" table:content-validation-name="val1" table:style-name="ce12">
            <text:p>£45,161.64</text:p>
          </table:table-cell>
          <table:table-cell office:value-type="currency" office:value="18523.59" table:content-validation-name="val1" table:style-name="ce12">
            <text:p>£18,523.59</text:p>
          </table:table-cell>
          <table:table-cell office:value-type="currency" office:value="240362.84" table:style-name="ce13">
            <text:p>£240,362.8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0362.84" table:style-name="ce15">
            <text:p>£240,362.8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83" table:style-name="ce36">
            <text:p>83</text:p>
          </table:table-cell>
          <table:table-cell office:value-type="float" office:value="74.3" table:style-name="ce40">
            <text:p>74.30</text:p>
          </table:table-cell>
          <table:table-cell office:value-type="float" office:value="90" table:style-name="ce41">
            <text:p>90</text:p>
          </table:table-cell>
          <table:table-cell office:value-type="float" office:value="88.24" table:style-name="ce58">
            <text:p>88.24</text:p>
          </table:table-cell>
          <table:table-cell office:value-type="float" office:value="76" table:style-name="ce59">
            <text:p>76</text:p>
          </table:table-cell>
          <table:table-cell office:value-type="float" office:value="75.77" table:style-name="ce124">
            <text:p>75.77</text:p>
          </table:table-cell>
          <table:table-cell office:value-type="float" office:value="15" table:style-name="ce125">
            <text:p>15</text:p>
          </table:table-cell>
          <table:table-cell office:value-type="float" office:value="14.6" table:style-name="ce142">
            <text:p>14.6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54">
            <text:p>4.00</text:p>
          </table:table-cell>
          <table:table-cell office:value-type="float" office:value="4" table:style-name="ce155">
            <text:p>4</text:p>
          </table:table-cell>
          <table:table-cell office:value-type="float" office:value="0.56000000000000005" table:style-name="ce108">
            <text:p>0.56</text:p>
          </table:table-cell>
          <table:table-cell office:value-type="float" office:value="272" table:content-validation-name="val2" table:style-name="ce111">
            <text:p>272</text:p>
          </table:table-cell>
          <table:table-cell office:value-type="float" office:value="257.46999999999997" table:content-validation-name="val2" table:style-name="ce110">
            <text:p>257.4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4" table:style-name="ce95">
            <text:p>4</text:p>
          </table:table-cell>
          <table:table-cell office:value-type="float" office:value="3.4" table:style-name="ce119">
            <text:p>3.4</text:p>
          </table:table-cell>
          <table:table-cell office:value-type="float" office:value="4" table:style-name="ce114">
            <text:p>4</text:p>
          </table:table-cell>
          <table:table-cell office:value-type="float" office:value="3.4" table:style-name="ce121">
            <text:p>3.40</text:p>
          </table:table-cell>
          <table:table-cell office:value-type="float" office:value="276" table:content-validation-name="val2" table:style-name="ce115">
            <text:p>276</text:p>
          </table:table-cell>
          <table:table-cell office:value-type="float" office:value="260.86999999999995" table:content-validation-name="val2" table:style-name="ce116">
            <text:p>260.87</text:p>
          </table:table-cell>
          <table:table-cell office:value-type="currency" office:value="799396.34" table:content-validation-name="val1" table:style-name="ce12">
            <text:p>£799,396.34</text:p>
          </table:table-cell>
          <table:table-cell office:value-type="currency" office:value="19090.16" table:content-validation-name="val1" table:style-name="ce12">
            <text:p>£19,090.1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2872.06" table:content-validation-name="val1" table:style-name="ce12">
            <text:p>£32,872.06</text:p>
          </table:table-cell>
          <table:table-cell office:value-type="currency" office:value="195579.43" table:content-validation-name="val1" table:style-name="ce12">
            <text:p>£195,579.43</text:p>
          </table:table-cell>
          <table:table-cell office:value-type="currency" office:value="86576.31" table:content-validation-name="val1" table:style-name="ce12">
            <text:p>£86,576.31</text:p>
          </table:table-cell>
          <table:table-cell office:value-type="currency" office:value="1133514.3" table:style-name="ce13">
            <text:p>£1,133,514.3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53983.14" table:content-validation-name="val1" table:style-name="ce14">
            <text:p>£53,983.14</text:p>
          </table:table-cell>
          <table:table-cell office:value-type="currency" office:value="53983.14" table:style-name="ce13">
            <text:p>£53,983.14</text:p>
          </table:table-cell>
          <table:table-cell office:value-type="currency" office:value="1187497.44" table:style-name="ce15">
            <text:p>£1,187,497.4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42">
            <text:p>6.00</text:p>
          </table:table-cell>
          <table:table-cell office:value-type="float" office:value="10" table:style-name="ce43">
            <text:p>10</text:p>
          </table:table-cell>
          <table:table-cell office:value-type="float" office:value="8.8000000000000007" table:style-name="ce60">
            <text:p>8.80</text:p>
          </table:table-cell>
          <table:table-cell office:value-type="float" office:value="94" table:style-name="ce61">
            <text:p>94</text:p>
          </table:table-cell>
          <table:table-cell office:value-type="float" office:value="92.98" table:style-name="ce126">
            <text:p>92.98</text:p>
          </table:table-cell>
          <table:table-cell office:value-type="float" office:value="9" table:style-name="ce127">
            <text:p>9</text:p>
          </table:table-cell>
          <table:table-cell office:value-type="float" office:value="8.8000000000000007" table:style-name="ce144">
            <text:p>8.80</text:p>
          </table:table-cell>
          <table:table-cell office:value-type="float" office:value="2" table:style-name="ce145">
            <text:p>2</text:p>
          </table:table-cell>
          <table:table-cell office:value-type="float" office:value="2" table:style-name="ce156">
            <text:p>2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121" table:content-validation-name="val2" table:style-name="ce111">
            <text:p>121</text:p>
          </table:table-cell>
          <table:table-cell office:value-type="float" office:value="118.58" table:content-validation-name="val2" table:style-name="ce110">
            <text:p>118.58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90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9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121" table:content-validation-name="val2" table:style-name="ce115">
            <text:p>121</text:p>
          </table:table-cell>
          <table:table-cell office:value-type="float" office:value="118.58" table:content-validation-name="val2" table:style-name="ce116">
            <text:p>118.58</text:p>
          </table:table-cell>
          <table:table-cell office:value-type="currency" office:value="368785.14" table:content-validation-name="val1" table:style-name="ce12">
            <text:p>£368,785.14</text:p>
          </table:table-cell>
          <table:table-cell office:value-type="currency" office:value="8750.01" table:content-validation-name="val1" table:style-name="ce12">
            <text:p>£8,750.01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93871.5" table:content-validation-name="val1" table:style-name="ce12">
            <text:p>£93,871.50</text:p>
          </table:table-cell>
          <table:table-cell office:value-type="currency" office:value="41111.330000000009" table:content-validation-name="val1" table:style-name="ce12">
            <text:p>£41,111.33</text:p>
          </table:table-cell>
          <table:table-cell office:value-type="currency" office:value="512517.98000000004" table:style-name="ce13">
            <text:p>£512,517.9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512517.98000000004" table:style-name="ce15">
            <text:p>£512,517.98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3" table:style-name="ce1"/>
          <table:table-cell table:style-name="ce18"/>
          <table:table-cell table:number-columns-repeated="16346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1-05-05T12:56:19Z</dc:date>
  </office:meta>
</office:document-meta>
</file>